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c1f47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solid" draw:fill-color="#fccdb2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draw:marker-start="Square_20_45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" draw:marker-start-width="0.48cm" draw:marker-end="" draw:marker-end-width="0.5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9" style:family="graphic" style:parent-style-name="standard">
      <style:graphic-properties svg:stroke-width="0.05cm" svg:stroke-color="#000000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808080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808080" draw:marker-start="Square_20_45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808080" draw:marker-start="Arrow" draw:marker-start-width="0.4cm" draw:marker-end="" draw:marker-end-width="0.58cm" draw:stroke-linejoin="none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svg:stroke-color="#808080" draw:marker-start="Arrow" draw:marker-start-width="0.4cm" draw:marker-end="" draw:marker-end-width="0.58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Calibri" style:font-family-generic="swiss" style:font-pitch="variable" fo:font-size="18pt" style:font-size-asian="18pt" style:font-size-complex="18pt"/>
    </style:style>
    <style:style style:name="P4" style:family="paragraph">
      <style:text-properties fo:font-family="Calibri" style:font-family-generic="swiss" style:font-pitch="variable"/>
    </style:style>
    <style:style style:name="P5" style:family="paragraph">
      <style:paragraph-properties fo:text-align="center"/>
      <style:text-properties fo:color="#333333"/>
    </style:style>
    <style:style style:name="P6" style:family="paragraph">
      <style:paragraph-properties fo:text-align="center"/>
      <style:text-properties fo:color="#333333" fo:font-family="Calibri" style:font-family-generic="swiss" style:font-pitch="variable" fo:font-size="15pt" style:font-size-asian="15pt" style:font-size-complex="15pt"/>
    </style:style>
    <style:style style:name="T1" style:family="text">
      <style:text-properties fo:font-family="Calibri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" style:family="text">
      <style:text-properties fo:font-family="Calibri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family="Calibri" style:font-family-generic="swiss" style:font-pitch="variable" fo:font-size="18pt" style:font-size-asian="18pt" style:font-size-complex="18pt"/>
    </style:style>
    <style:style style:name="T4" style:family="text">
      <style:text-properties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family="Calibri" style:font-family-generic="swiss" style:font-pitch="variable"/>
    </style:style>
    <style:style style:name="T6" style:family="text">
      <style:text-properties fo:color="#333333" fo:font-family="Calibri" style:font-family-generic="swiss" style:font-pitch="variable" fo:font-size="15pt" style:font-size-asian="15pt" style:font-size-complex="15pt"/>
    </style:style>
    <style:style style:name="T7" style:family="text">
      <style:text-properties fo:color="#333333" fo:font-family="Calibri" style:font-family-generic="swiss" style:font-pitch="variable"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7cm" svg:height="1.925cm" svg:x="7.4cm" svg:y="7.575cm">
          <draw:glue-point draw:id="4" svg:x="-2.234cm" svg:y="-4.867cm"/>
          <draw:glue-point draw:id="5" svg:x="2.234cm" svg:y="-4.867cm"/>
          <draw:glue-point draw:id="6" svg:x="2.446cm" svg:y="5.002cm"/>
          <text:p text:style-name="P1"><text:span text:style-name="T1">Tree</text:span></text:p>
          <text:p text:style-name="P1"><text:span text:style-name="T2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6" draw:id="id6" draw:layer="layout" svg:width="4.7cm" svg:height="1.925cm" svg:x="16.7cm" svg:y="11.4cm">
          <text:p text:style-name="P2"><text:span text:style-name="T3">Modificator</text:span></text:p>
          <text:p text:style-name="P2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4" draw:id="id4" draw:layer="layout" svg:width="6.3cm" svg:height="1.925cm" svg:x="23.3cm" svg:y="7.6cm">
          <draw:glue-point draw:id="4" svg:x="-2.46cm" svg:y="-4.997cm"/>
          <text:p text:style-name="P2"><text:span text:style-name="T3">ModificationContainer</text:span></text:p>
          <text:p text:style-name="P2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4.7cm" svg:height="1.925cm" svg:x="16.6cm" svg:y="0.3cm">
          <text:p text:style-name="P2"><text:span text:style-name="T3">Comparator</text:span></text:p>
          <text:p text:style-name="P2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xml:id="id2" draw:id="id2" draw:layer="layout" svg:width="4.8cm" svg:height="1.925cm" svg:x="0.1cm" svg:y="7.575cm">
          <text:p text:style-name="P2"><text:span text:style-name="T3">components</text:span></text:p>
          <text:p text:style-name="P2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7cm" svg:height="1.925cm" svg:x="16.6cm" svg:y="4.1cm">
          <text:p text:style-name="P2"><text:span text:style-name="T3">Merger</text:span></text:p>
          <text:p text:style-name="P2"><text:span text:style-name="T4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" draw:id="id7" draw:layer="layout" svg:width="4.7cm" svg:height="1.925cm" svg:x="7.4cm" svg:y="0.3cm">
          <draw:glue-point draw:id="4" svg:x="-2.446cm" svg:y="5.132cm"/>
          <draw:glue-point draw:id="5" svg:x="2.446cm" svg:y="5.132cm"/>
          <draw:glue-point draw:id="6" svg:x="-5cm" svg:y="-2.4cm"/>
          <draw:glue-point draw:id="7" svg:x="-5cm" svg:y="1.755cm"/>
          <text:p text:style-name="P2"><text:span text:style-name="T3">exchange</text:span></text:p>
          <text:p text:style-name="P2"><text:span text:style-name="T4">&lt;&lt;package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7.4cm" svg:y1="8.537cm" svg:x2="4.9cm" svg:y2="8.537cm" draw:start-shape="id1" draw:end-shape="id2" svg:d="m7400 8537h-2500">
          <text:p/>
        </draw:connector>
        <draw:connector draw:style-name="gr4" draw:text-style-name="P2" draw:layer="layout" draw:type="curve" svg:x1="21.3cm" svg:y1="5.062cm" svg:x2="24.901cm" svg:y2="7.601cm" draw:start-shape="id3" draw:start-glue-point="1" draw:end-shape="id4" draw:end-glue-point="4" svg:d="m21300 5062c2401 0 3601 846 3601 2539">
          <text:p/>
        </draw:connector>
        <draw:connector draw:style-name="gr4" draw:text-style-name="P2" draw:layer="layout" draw:type="curve" svg:x1="21.3cm" svg:y1="1.262cm" svg:x2="26.45cm" svg:y2="7.6cm" draw:start-shape="id5" draw:start-glue-point="1" draw:end-shape="id4" draw:end-glue-point="0" svg:d="m21300 1262c3434 0 5150 2112 5150 6338">
          <text:p/>
        </draw:connector>
        <draw:connector draw:style-name="gr4" draw:text-style-name="P2" draw:layer="layout" draw:type="curve" svg:x1="21.4cm" svg:y1="12.362cm" svg:x2="26.45cm" svg:y2="9.525cm" draw:start-shape="id6" draw:start-glue-point="1" draw:end-shape="id4" draw:end-glue-point="2" svg:d="m21400 12362c3367 0 5050-945 5050-2837">
          <text:p/>
        </draw:connector>
        <draw:connector draw:style-name="gr5" draw:text-style-name="P2" draw:layer="layout" draw:type="curve" svg:x1="16.7cm" svg:y1="12.362cm" svg:x2="10.899cm" svg:y2="9.499cm" draw:start-shape="id6" draw:start-glue-point="3" draw:end-shape="id1" draw:end-glue-point="6" svg:d="m16700 12362c-3868 0-5801-954-5801-2863">
          <text:p/>
        </draw:connector>
        <draw:frame draw:style-name="gr6" draw:text-style-name="P4" draw:layer="layout" svg:width="2.729cm" svg:height="1.026cm" svg:x="11.9cm" svg:y="10.5cm">
          <draw:text-box>
            <text:p><text:span text:style-name="T5">modifies</text:span></text:p>
          </draw:text-box>
          <draw:glue-point draw:id="4" svg:x="-4.998cm" svg:y="-5cm"/>
        </draw:frame>
        <draw:connector draw:style-name="gr5" draw:text-style-name="P2" draw:layer="layout" draw:type="curve" svg:x1="9.75cm" svg:y1="7.575cm" svg:x2="9.75cm" svg:y2="2.225cm" draw:start-shape="id1" draw:start-glue-point="0" draw:end-shape="id7" draw:end-glue-point="2" svg:d="m9750 7575v-5350">
          <text:p/>
        </draw:connector>
        <draw:connector draw:style-name="gr5" draw:text-style-name="P2" draw:layer="layout" draw:type="curve" svg:x1="18cm" svg:y1="8.55cm" svg:x2="12.1cm" svg:y2="8.537cm" draw:start-shape="id8" draw:start-glue-point="5" draw:end-shape="id1" svg:d="m18000 8550c-4423 0-1474-13-5900-13">
          <text:p/>
        </draw:connector>
        <draw:connector draw:style-name="gr5" draw:text-style-name="P2" draw:layer="layout" draw:type="curve" svg:x1="16.6cm" svg:y1="1.262cm" svg:x2="10.799cm" svg:y2="7.601cm" draw:start-shape="id5" draw:start-glue-point="3" draw:end-shape="id1" draw:end-glue-point="5" svg:d="m16600 1262c-3868 0-5801 2113-5801 6339">
          <text:p/>
        </draw:connector>
        <draw:frame draw:style-name="gr6" draw:text-style-name="P4" draw:layer="layout" svg:width="3.444cm" svg:height="1.801cm" svg:x="7.3cm" svg:y="3.699cm">
          <draw:text-box>
            <text:p><text:span text:style-name="T5">exports <text:s text:c="2"/>&amp; </text:span></text:p>
            <text:p><text:span text:style-name="T5">imports</text:span></text:p>
          </draw:text-box>
        </draw:frame>
        <draw:frame draw:style-name="gr7" draw:text-style-name="P4" draw:layer="layout" svg:width="3.025cm" svg:height="1.026cm" svg:x="11.475cm" svg:y="3.874cm">
          <draw:text-box>
            <text:p><text:span text:style-name="T5">compares</text:span></text:p>
          </draw:text-box>
        </draw:frame>
        <draw:frame draw:style-name="gr6" draw:text-style-name="P4" draw:layer="layout" svg:width="0.824cm" svg:height="1.026cm" svg:x="15.676cm" svg:y="0.4cm">
          <draw:text-box>
            <text:p><text:span text:style-name="T5">2</text:span></text:p>
          </draw:text-box>
        </draw:frame>
        <draw:frame draw:style-name="gr6" draw:text-style-name="P4" draw:layer="layout" svg:width="0.824cm" svg:height="1.026cm" svg:x="18.276cm" svg:y="6cm">
          <draw:text-box>
            <text:p><text:span text:style-name="T5">1</text:span></text:p>
          </draw:text-box>
        </draw:frame>
        <draw:frame draw:style-name="gr6" draw:text-style-name="P4" draw:layer="layout" svg:width="0.824cm" svg:height="1.026cm" svg:x="4.9cm" svg:y="7.6cm">
          <draw:text-box>
            <text:p><text:span text:style-name="T5">1</text:span></text:p>
          </draw:text-box>
        </draw:frame>
        <draw:frame draw:style-name="gr6" draw:text-style-name="P4" draw:layer="layout" svg:width="0.82cm" svg:height="1.026cm" svg:x="6.48cm" svg:y="7.674cm">
          <draw:text-box>
            <text:p><text:span text:style-name="T5">*</text:span></text:p>
          </draw:text-box>
        </draw:frame>
        <draw:frame draw:style-name="gr6" draw:text-style-name="P4" draw:layer="layout" svg:width="0.824cm" svg:height="1.026cm" svg:x="12.176cm" svg:y="7.6cm">
          <draw:text-box>
            <text:p><text:span text:style-name="T5">2</text:span></text:p>
          </draw:text-box>
        </draw:frame>
        <draw:frame draw:style-name="gr6" draw:text-style-name="P4" draw:layer="layout" svg:width="0.82cm" svg:height="1.026cm" svg:x="25.68cm" svg:y="9.6cm">
          <draw:text-box>
            <text:p><text:span text:style-name="T5">*</text:span></text:p>
          </draw:text-box>
        </draw:frame>
        <draw:frame draw:style-name="gr6" draw:text-style-name="P4" draw:layer="layout" svg:width="0.824cm" svg:height="1.026cm" svg:x="22.439cm" svg:y="7.695cm">
          <draw:text-box>
            <text:p><text:span text:style-name="T5">1</text:span></text:p>
          </draw:text-box>
        </draw:frame>
        <draw:frame draw:style-name="gr6" draw:text-style-name="P4" draw:layer="layout" svg:width="0.82cm" svg:height="1.026cm" svg:x="25.7cm" svg:y="6.7cm">
          <draw:text-box>
            <text:p><text:span text:style-name="T5">*</text:span></text:p>
          </draw:text-box>
        </draw:frame>
        <draw:frame draw:style-name="gr6" draw:text-style-name="P4" draw:layer="layout" svg:width="0.824cm" svg:height="1.026cm" svg:x="21.576cm" svg:y="0.3cm">
          <draw:text-box>
            <text:p><text:span text:style-name="T5">1</text:span></text:p>
          </draw:text-box>
        </draw:frame>
        <draw:frame draw:style-name="gr6" draw:text-style-name="P4" draw:layer="layout" svg:width="0.824cm" svg:height="1.026cm" svg:x="21.8cm" svg:y="11.5cm">
          <draw:text-box>
            <text:p><text:span text:style-name="T5">1</text:span></text:p>
          </draw:text-box>
        </draw:frame>
        <draw:frame draw:style-name="gr8" draw:text-style-name="P4" draw:layer="layout" svg:width="0.824cm" svg:height="1.026cm" svg:x="21.7cm" svg:y="4.2cm">
          <draw:text-box>
            <text:p><text:span text:style-name="T5">1</text:span></text:p>
          </draw:text-box>
        </draw:frame>
        <draw:frame draw:style-name="gr6" draw:text-style-name="P4" draw:layer="layout" svg:width="0.824cm" svg:height="1.026cm" svg:x="15.876cm" svg:y="11.5cm">
          <draw:text-box>
            <text:p><text:span text:style-name="T5">1</text:span></text:p>
          </draw:text-box>
        </draw:frame>
        <draw:frame draw:style-name="gr6" draw:text-style-name="P4" draw:layer="layout" svg:width="2.403cm" svg:height="1.026cm" svg:x="17.8cm" svg:y="9.274cm">
          <draw:text-box>
            <text:p><text:span text:style-name="T5">merges</text:span></text:p>
          </draw:text-box>
        </draw:frame>
        <draw:frame draw:style-name="gr6" draw:text-style-name="P4" draw:layer="layout" svg:width="0.82cm" svg:height="1.026cm" svg:x="10.8cm" svg:y="6.7cm">
          <draw:text-box>
            <text:p><text:span text:style-name="T5">*</text:span></text:p>
          </draw:text-box>
        </draw:frame>
        <draw:frame draw:style-name="gr6" draw:text-style-name="P4" draw:layer="layout" svg:width="0.82cm" svg:height="1.026cm" svg:x="10.8cm" svg:y="9.6cm">
          <draw:text-box>
            <text:p><text:span text:style-name="T5">*</text:span></text:p>
          </draw:text-box>
        </draw:frame>
        <draw:custom-shape draw:style-name="gr9" draw:text-style-name="P3" xml:id="id8" draw:id="id8" draw:layer="layout" svg:width="1.9cm" svg:height="1.9cm" svg:x="18cm" svg:y="7.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draw:type="curve" svg:x1="18.95cm" svg:y1="6.025cm" svg:x2="18.95cm" svg:y2="7.6cm" draw:start-shape="id3" draw:start-glue-point="2" draw:end-shape="id8" draw:end-glue-point="4" svg:d="m18950 6025v1575">
          <text:p/>
        </draw:connector>
        <draw:connector draw:style-name="gr5" draw:text-style-name="P2" draw:layer="layout" draw:type="curve" svg:x1="23.3cm" svg:y1="8.562cm" svg:x2="19.9cm" svg:y2="8.55cm" draw:start-shape="id4" draw:end-shape="id8" draw:end-glue-point="7" svg:d="m23300 8562c-2548 0-849-12-3400-12">
          <text:p/>
        </draw:connector>
        <draw:custom-shape draw:style-name="gr10" draw:text-style-name="P6" xml:id="id11" draw:id="id11" draw:layer="layout" svg:width="3.4cm" svg:height="1.5cm" svg:x="0.8cm" svg:y="13.7cm">
          <text:p text:style-name="P5"><text:span text:style-name="T6">TreeNumber</text:span></text:p>
          <text:p text:style-name="P5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9" draw:id="id9" draw:layer="layout" svg:width="3.4cm" svg:height="1.4cm" svg:x="0.8cm" svg:y="10.9cm">
          <text:p text:style-name="P5"><text:span text:style-name="T6">Descriptor</text:span></text:p>
          <text:p text:style-name="P5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0" draw:id="id10" draw:layer="layout" svg:width="3.4cm" svg:height="1.5cm" svg:x="5.5cm" svg:y="10.8cm">
          <text:p text:style-name="P5"><text:span text:style-name="T6">Concept</text:span></text:p>
          <text:p text:style-name="P5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6" xml:id="id12" draw:id="id12" draw:layer="layout" svg:width="3.4cm" svg:height="1.5cm" svg:x="5.5cm" svg:y="13.7cm">
          <text:p text:style-name="P5"><text:span text:style-name="T6">Term</text:span></text:p>
          <text:p text:style-name="P5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2" draw:layer="layout" draw:type="line" svg:x1="4.2cm" svg:y1="11.6cm" svg:x2="5.5cm" svg:y2="11.55cm" draw:start-shape="id9" draw:end-shape="id10" draw:end-glue-point="3" svg:d="m4200 11600 1300-50">
          <text:p/>
        </draw:connector>
        <draw:connector draw:style-name="gr11" draw:text-style-name="P2" draw:layer="layout" draw:type="line" svg:x1="2.5cm" svg:y1="12.3cm" svg:x2="2.5cm" svg:y2="13.7cm" draw:start-shape="id9" draw:start-glue-point="2" draw:end-shape="id11" draw:end-glue-point="0" svg:d="m2500 12300v1400">
          <text:p/>
        </draw:connector>
        <draw:connector draw:style-name="gr11" draw:text-style-name="P2" draw:layer="layout" draw:type="line" svg:x1="7.2cm" svg:y1="12.3cm" svg:x2="7.2cm" svg:y2="13.7cm" draw:start-shape="id10" draw:start-glue-point="2" draw:end-shape="id12" svg:d="m7200 12300v1400">
          <text:p/>
        </draw:connector>
        <draw:custom-shape draw:style-name="gr10" draw:text-style-name="P6" xml:id="id13" draw:id="id13" draw:layer="layout" svg:width="3.4cm" svg:height="1.5cm" svg:x="0.8cm" svg:y="0.2cm">
          <text:p text:style-name="P5"><text:span text:style-name="T6">DataExporter</text:span></text:p>
          <text:p text:style-name="P5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" svg:x1="7.4cm" svg:y1="0.8cm" svg:x2="4.2cm" svg:y2="0.95cm" draw:start-shape="id7" draw:start-glue-point="6" draw:end-shape="id13" draw:end-glue-point="1" svg:d="m7400 800-3200 150">
          <text:p/>
        </draw:connector>
        <draw:custom-shape draw:style-name="gr10" draw:text-style-name="P6" xml:id="id14" draw:id="id14" draw:layer="layout" svg:width="3.4cm" svg:height="1.5cm" svg:x="0.8cm" svg:y="2.3cm">
          <text:p text:style-name="P5"><text:span text:style-name="T6">DataImporter</text:span></text:p>
          <text:p text:style-name="P5"><text:span text:style-name="T7">&lt;&lt;class&gt;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2" draw:layer="layout" draw:type="line" svg:x1="7.4cm" svg:y1="1.599cm" svg:x2="4.2cm" svg:y2="3.05cm" draw:start-shape="id7" draw:start-glue-point="7" draw:end-shape="id14" draw:end-glue-point="1" svg:d="m7400 1599-3200 1451">
          <text:p/>
        </draw:connector>
        <draw:connector draw:style-name="gr13" draw:text-style-name="P2" draw:layer="layout" draw:type="line" svg:x1="2.5cm" svg:y1="9.5cm" svg:x2="2.5cm" svg:y2="10.9cm" draw:start-shape="id2" draw:start-glue-point="2" draw:end-shape="id9" svg:d="m2500 9500v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1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ipp Lucas</meta:initial-creator>
    <meta:creation-date>2012-10-16T18:22:59.38</meta:creation-date>
    <dc:date>2012-10-16T19:25:18.52</dc:date>
    <dc:creator>Philipp Lucas</dc:creator>
    <meta:editing-duration>PT1H1M14S</meta:editing-duration>
    <meta:editing-cycles>11</meta:editing-cycles>
    <meta:generator>OpenOffice.org/3.4$Win32 OpenOffice.org_project/340m1$Build-9590</meta:generator>
    <meta:document-statistic meta:object-count="48"/>
  </office:meta>
</office:document-meta>
</file>